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ing_20_4">
      <style:text-properties officeooo:paragraph-rsid="000511f8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Text_20_body">
      <style:paragraph-properties fo:text-align="start" style:justify-single-word="false"/>
      <style:text-properties fo:language="ru" fo:country="RU" officeooo:rsid="0003aa4b" officeooo:paragraph-rsid="0003aa4b"/>
    </style:style>
    <style:style style:name="P5" style:family="paragraph" style:parent-style-name="Text_20_body">
      <style:text-properties fo:language="ru" fo:country="RU" officeooo:rsid="0003aa4b" officeooo:paragraph-rsid="0003aa4b"/>
    </style:style>
    <style:style style:name="P6" style:family="paragraph" style:parent-style-name="Text_20_body">
      <style:text-properties fo:language="ru" fo:country="RU" officeooo:rsid="0003aa4b" officeooo:paragraph-rsid="000511f8"/>
    </style:style>
    <style:style style:name="P7" style:family="paragraph" style:parent-style-name="Text_20_body">
      <style:text-properties fo:language="ru" fo:country="RU" officeooo:rsid="000511f8" officeooo:paragraph-rsid="000511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aa4b"/>
    </style:style>
    <style:style style:name="T3" style:family="text">
      <style:text-properties fo:language="en" fo:country="US" officeooo:rsid="000511f8"/>
    </style:style>
    <style:style style:name="T4" style:family="text">
      <style:text-properties fo:language="en" fo:country="US" officeooo:rsid="0005fd37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3aa4b"/>
    </style:style>
    <style:style style:name="T7" style:family="text">
      <style:text-properties officeooo:rsid="0003aa4b"/>
    </style:style>
    <style:style style:name="T8" style:family="text">
      <style:text-properties officeooo:rsid="000511f8"/>
    </style:style>
    <style:style style:name="T9" style:family="text">
      <style:text-properties officeooo:rsid="0005fd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Лабораторная работа <text:span text:style-name="T1">6</text:span></text:h>
      <text:h text:style-name="Heading_20_4" text:outline-level="4"><text:span text:style-name="T1">6</text:span>.1 [#<text:span text:style-name="T7">1</text:span>0]</text:h>
      <text:p text:style-name="P4">Модифицируйте программу <text:span text:style-name="T1">PaulRevere </text:span>из задания <text:span text:style-name="T1">4.1.</text:span>а, уменьшив количество условных операторов, используя логические операции.</text:p>
      <text:h text:style-name="Heading_20_4" text:outline-level="4">6.<text:span text:style-name="T6">2</text:span> <text:span text:style-name="T1">[#</text:span><text:span text:style-name="T2">1</text:span><text:span text:style-name="T1">0]</text:span></text:h>
      <text:p text:style-name="P5">Модифицируйте программу <text:span text:style-name="T1">SarahRevere </text:span>с использованием логических операций.</text:p>
      <text:h text:style-name="P2" text:outline-level="4">6.<text:span text:style-name="T3">3</text:span> <text:span text:style-name="T1">[#</text:span><text:span text:style-name="T2">1</text:span><text:span text:style-name="T3">5</text:span><text:span text:style-name="T1">]</text:span></text:h>
      <text:p text:style-name="P6">Модифицируйте программу <text:span text:style-name="T1">SarahRevere </text:span><text:span text:style-name="T8">таким образом, чтобы концом строки считалась не решетка (</text:span><text:span text:style-name="T3">#)</text:span><text:span text:style-name="T8">, а любая из следующих пар символов:</text:span></text:p>
      <text:p text:style-name="P6"/>
      <text:p text:style-name="Код">##</text:p>
      <text:p text:style-name="Код">#@</text:p>
      <text:p text:style-name="Код">@#</text:p>
      <text:p text:style-name="Код">@@</text:p>
      <text:p text:style-name="P7"/>
      <text:p text:style-name="P7">Используйте одно логическое выражение для <text:span text:style-name="T9">проверки </text:span>данного условия.</text:p>
      <text:p text:style-name="P7">Пример:</text:p>
      <text:p text:style-name="Код">INPUT: Dear Paul, #@ I have been to Chelsea</text:p>
      <text:p text:style-name="Код">OUTPUT: Sarah didn’t say.</text:p>
      <text:p text:style-name="Код"/>
      <text:p text:style-name="Код">INPUT: Dear Paul, # I have been to Chelsea#@</text:p>
      <text:p text:style-name="Код">OUTPUT: The British are coming by s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en" fo:country="US" officeooo:rsid="000511f8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3">6</text:span><text:span text:style-name="MT2"><text:tab/><text:tab/></text:span><text:span text:style-name="MT2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4H49M37S</meta:editing-duration>
    <meta:editing-cycles>10</meta:editing-cycles>
    <meta:generator>LibreOffice/5.1.3.2$Windows_x86 LibreOffice_project/644e4637d1d8544fd9f56425bd6cec110e49301b</meta:generator>
    <dc:date>2016-10-18T17:21:19.266000000</dc:date>
    <meta:document-statistic meta:table-count="0" meta:image-count="0" meta:object-count="0" meta:page-count="1" meta:paragraph-count="19" meta:word-count="99" meta:character-count="685" meta:non-whitespace-character-count="603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